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89c765" draw:textarea-horizontal-align="justify" draw:textarea-vertical-align="middle" draw:auto-grow-height="false" fo:min-height="0.456cm" fo:min-width="1.029cm"/>
    </style:style>
    <style:style style:name="gr2" style:family="graphic" style:parent-style-name="standard">
      <style:graphic-properties draw:stroke="none" svg:stroke-color="#000000" draw:fill="none" draw:fill-color="#ffffff" fo:min-height="1.271cm"/>
    </style:style>
    <style:style style:name="gr3" style:family="graphic" style:parent-style-name="standard">
      <style:graphic-properties svg:stroke-color="#3465a4" draw:fill-color="#ed1c24" draw:textarea-horizontal-align="justify" draw:textarea-vertical-align="middle" draw:auto-grow-height="false" fo:min-height="0.456cm" fo:min-width="1.029cm"/>
    </style:style>
    <style:style style:name="gr4" style:family="graphic" style:parent-style-name="standard">
      <style:graphic-properties svg:stroke-color="#3465a4" draw:fill-color="#729fcf" draw:textarea-horizontal-align="justify" draw:textarea-vertical-align="middle" draw:auto-grow-height="false" fo:min-height="0.456cm" fo:min-width="1.029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standard">
      <style:graphic-properties draw:stroke="none" svg:stroke-color="#000000" draw:fill="none" draw:fill-color="#ffffff" fo:min-height="1.274cm"/>
    </style:style>
    <style:style style:name="gr7" style:family="graphic" style:parent-style-name="standard">
      <style:graphic-properties svg:stroke-color="#3465a4" draw:textarea-horizontal-align="justify" draw:textarea-vertical-align="middle" draw:auto-grow-height="false" fo:min-height="1.02cm" fo:min-width="2.548cm"/>
    </style:style>
    <style:style style:name="gr8" style:family="graphic" style:parent-style-name="standard">
      <style:graphic-properties svg:stroke-color="#3465a4" draw:fill-color="#89c765" draw:textarea-horizontal-align="justify" draw:textarea-vertical-align="middle" draw:auto-grow-height="false" fo:min-height="1.02cm" fo:min-width="1.532cm"/>
    </style:style>
    <style:style style:name="gr9" style:family="graphic" style:parent-style-name="standard">
      <style:graphic-properties svg:stroke-color="#3465a4" draw:fill-color="#89c765" draw:textarea-horizontal-align="justify" draw:textarea-vertical-align="middle" draw:auto-grow-height="false" fo:min-height="1.02cm" fo:min-width="2.548cm"/>
    </style:style>
    <style:style style:name="gr10" style:family="graphic" style:parent-style-name="standard">
      <style:graphic-properties svg:stroke-color="#3465a4" draw:fill-color="#ed1c24" draw:textarea-horizontal-align="justify" draw:textarea-vertical-align="middle" draw:auto-grow-height="false" fo:min-height="1.02cm" fo:min-width="2.548cm"/>
    </style:style>
    <style:style style:name="gr11" style:family="graphic" style:parent-style-name="standard">
      <style:graphic-properties draw:opacity="50%" draw:textarea-horizontal-align="justify" draw:textarea-vertical-align="middle" draw:auto-grow-height="false" fo:min-height="18.308cm" fo:min-width="0cm" draw:shadow="hidden"/>
    </style:style>
    <style:style style:name="gr12" style:family="graphic" style:parent-style-name="standard">
      <style:graphic-properties svg:stroke-color="#cccccc" draw:textarea-horizontal-align="justify" draw:textarea-vertical-align="middle" draw:auto-grow-height="false" fo:min-height="8.005cm" fo:min-width="4.707cm"/>
    </style:style>
    <style:style style:name="gr13" style:family="graphic" style:parent-style-name="standard">
      <style:graphic-properties draw:textarea-horizontal-align="justify" draw:textarea-vertical-align="middle" draw:auto-grow-height="false" fo:min-height="0.385cm" fo:min-width="0.897cm"/>
    </style:style>
    <style:style style:name="gr14" style:family="graphic" style:parent-style-name="standard">
      <style:graphic-properties draw:stroke="none" svg:stroke-color="#000000" draw:fill="none" draw:fill-color="#ffffff" fo:min-height="0.385cm"/>
    </style:style>
    <style:style style:name="gr15" style:family="graphic" style:parent-style-name="standard">
      <style:graphic-properties draw:textarea-horizontal-align="justify" draw:textarea-vertical-align="middle" draw:auto-grow-height="false" fo:min-height="1.909cm" fo:min-width="3.691cm"/>
    </style:style>
    <style:style style:name="gr16" style:family="graphic" style:parent-style-name="standard">
      <style:graphic-properties draw:textarea-horizontal-align="justify" draw:textarea-vertical-align="middle" draw:auto-grow-height="false" fo:min-height="2.264cm" fo:min-width="3.437cm"/>
    </style:style>
    <style:style style:name="gr17" style:family="graphic" style:parent-style-name="standard">
      <style:graphic-properties draw:textarea-horizontal-align="justify" draw:textarea-vertical-align="middle" draw:auto-grow-height="false" fo:min-height="0.385cm" fo:min-width="3.31cm"/>
    </style:style>
    <style:style style:name="gr18" style:family="graphic" style:parent-style-name="standard">
      <style:graphic-properties draw:textarea-horizontal-align="justify" draw:textarea-vertical-align="middle" draw:auto-grow-height="false" fo:min-height="3.56cm" fo:min-width="3.31cm"/>
    </style:style>
    <style:style style:name="gr19" style:family="graphic" style:parent-style-name="standard">
      <style:graphic-properties draw:textarea-horizontal-align="justify" draw:textarea-vertical-align="middle" draw:auto-grow-height="false" fo:min-height="0.766cm" fo:min-width="3.564cm"/>
    </style:style>
    <style:style style:name="gr20" style:family="graphic" style:parent-style-name="standard">
      <style:graphic-properties draw:textarea-horizontal-align="justify" draw:textarea-vertical-align="middle" draw:auto-grow-height="false" fo:min-height="0.893cm" fo:min-width="3.564cm"/>
    </style:style>
    <style:style style:name="gr21" style:family="graphic" style:parent-style-name="standard">
      <style:graphic-properties draw:textarea-horizontal-align="justify" draw:textarea-vertical-align="middle" draw:auto-grow-height="false" fo:min-height="5.211cm" fo:min-width="2.929cm"/>
    </style:style>
    <style:style style:name="gr22" style:family="graphic" style:parent-style-name="standard">
      <style:graphic-properties draw:textarea-horizontal-align="justify" draw:textarea-vertical-align="middle" draw:auto-grow-height="false" fo:min-height="1.274cm" fo:min-width="2.167cm"/>
    </style:style>
    <style:style style:name="gr23" style:family="graphic" style:parent-style-name="standard">
      <style:graphic-properties draw:textarea-horizontal-align="justify" draw:textarea-vertical-align="middle" draw:auto-grow-height="false" fo:min-height="2.29cm" fo:min-width="2.421cm"/>
    </style:style>
    <style:style style:name="gr24" style:family="graphic" style:parent-style-name="standard">
      <style:graphic-properties draw:stroke="none" svg:stroke-color="#000000" draw:fill="none" draw:fill-color="#ffffff" fo:min-height="29.812cm"/>
    </style:style>
    <style:style style:name="gr25" style:family="graphic" style:parent-style-name="standard">
      <style:graphic-properties draw:stroke="none" svg:stroke-color="#000000" draw:fill="none" draw:fill-color="#ffffff" fo:min-height="27.196cm"/>
    </style:style>
    <style:style style:name="P1" style:family="paragraph">
      <loext:graphic-properties draw:fill-color="#89c765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ed1c24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89c765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ed1c24"/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color="#ce181e"/>
    </style:style>
    <style:style style:name="P10" style:family="paragraph">
      <loext:graphic-properties draw:opacity="50%"/>
      <style:paragraph-properties fo:text-align="center"/>
      <style:text-properties fo:color="#ce181e"/>
    </style:style>
    <style:style style:name="P11" style:family="paragraph">
      <style:paragraph-properties fo:text-align="center"/>
      <style:text-properties fo:font-size="11pt" style:font-size-asian="11pt" style:font-size-complex="11p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ize="11pt" style:font-size-asian="11pt" style:font-size-complex="11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e181e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SimSun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ce181e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51cm" svg:height="0.762cm" svg:x="1.507cm" svg:y="1.63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2" draw:layer="layout" svg:width="3.176cm" svg:height="1.521cm" svg:x="4.301cm" svg:y="1.635cm">
          <draw:text-box>
            <text:p>可选步骤</text:p>
          </draw:text-box>
        </draw:frame>
        <draw:custom-shape draw:style-name="gr3" draw:text-style-name="P3" draw:layer="layout" svg:width="1.651cm" svg:height="0.762cm" svg:x="1.507cm" svg:y="2.90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2" draw:layer="layout" svg:width="3.176cm" svg:height="1.521cm" svg:x="4.301cm" svg:y="2.905cm">
          <draw:text-box>
            <text:p>重要步骤</text:p>
          </draw:text-box>
        </draw:frame>
        <draw:custom-shape draw:style-name="gr4" draw:text-style-name="P4" draw:layer="layout" svg:width="1.651cm" svg:height="0.762cm" svg:x="1.507cm" svg:y="4.17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2" draw:layer="layout" svg:width="3.048cm" svg:height="0.889cm" svg:x="4.301cm" svg:y="4.175cm">
          <draw:text-box>
            <text:p>基本步骤</text:p>
          </draw:text-box>
        </draw:frame>
        <draw:frame draw:style-name="gr6" draw:text-style-name="P2" draw:layer="layout" svg:width="5.715cm" svg:height="1.524cm" svg:x="1.508cm" svg:y="5.445cm">
          <draw:text-box>
            <text:p>【】 <text:s text:c="2"/><text:s text:c="2"/>按钮</text:p>
          </draw:text-box>
        </draw:frame>
        <draw:frame draw:style-name="gr6" draw:text-style-name="P2" draw:layer="layout" svg:width="5.715cm" svg:height="1.524cm" svg:x="1.508cm" svg:y="6.715cm">
          <draw:text-box>
            <text:p><text:s text:c="2"/>[ ] <text:s text:c="5"/><text:s text:c="4"/>页面</text:p>
          </draw:text-box>
        </draw:frame>
        <draw:frame draw:style-name="gr6" draw:text-style-name="P2" draw:layer="layout" svg:width="5.715cm" svg:height="1.524cm" svg:x="1.508cm" svg:y="7.985cm">
          <draw:text-box>
            <text:p><text:s text:c="2"/>&lt;&gt; <text:s text:c="4"/><text:s text:c="4"/>选项</text:p>
          </draw:text-box>
        </draw:frame>
      </draw:page>
      <draw:page draw:name="page2" draw:style-name="dp1" draw:master-page-name="Default">
        <draw:custom-shape draw:style-name="gr7" draw:text-style-name="P6" draw:layer="layout" svg:width="3.048cm" svg:height="1.27cm" svg:x="11.16cm" svg:y="2.016cm">
          <text:p text:style-name="P5"><text:span text:style-name="T1">进入</text:span><text:span text:style-name="T1">[</text:span><text:span text:style-name="T1">开始跑步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2.032cm" svg:height="1.27cm" svg:x="8.874cm" svg:y="6.334cm">
          <text:p text:style-name="P5"><text:span text:style-name="T1">&lt;time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7" draw:layer="layout" svg:width="3.048cm" svg:height="1.27cm" svg:x="11.16cm" svg:y="4.048cm">
          <text:p text:style-name="P5"><text:span text:style-name="T1">点击【目标】，进入</text:span><text:span text:style-name="T1">[</text:span><text:span text:style-name="T1">目标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2.032cm" svg:height="1.27cm" svg:x="11.541cm" svg:y="6.334cm">
          <text:p text:style-name="P5"><text:span text:style-name="T1">&lt;Distance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2.032cm" svg:height="1.27cm" svg:x="14.716cm" svg:y="6.334cm">
          <text:p text:style-name="P5"><text:span text:style-name="T1">&lt;Default option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6" draw:layer="layout" svg:width="3.048cm" svg:height="1.27cm" svg:x="11.033cm" svg:y="15.605cm">
          <text:p text:style-name="P5"><text:span text:style-name="T1">点击【跑步】，进入</text:span><text:span text:style-name="T1">[</text:span><text:span text:style-name="T1">正在跑步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6" draw:layer="layout" svg:width="3.048cm" svg:height="1.27cm" svg:x="9.128cm" svg:y="17.509cm">
          <text:p text:style-name="P5"><text:span text:style-name="T1">用户跑步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6" draw:layer="layout" svg:width="3.048cm" svg:height="1.27cm" svg:x="13.827cm" svg:y="17.51cm">
          <text:p text:style-name="P5"><text:span text:style-name="T1">系统记录</text:span><text:span text:style-name="T1">GPS</text:span><text:span text:style-name="T1">轨迹、</text:span></text:p>
          <text:p text:style-name="P5"><text:span text:style-name="T1">时间、距离、步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6" draw:layer="layout" svg:width="3.048cm" svg:height="1.27cm" svg:x="11.033cm" svg:y="19.415cm">
          <text:p text:style-name="P5"><text:span text:style-name="T1">用户点击【结束】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3.048cm" svg:height="1.27cm" svg:x="11.033cm" svg:y="21.32cm">
          <text:p text:style-name="P5"><text:span text:style-name="T1">进入</text:span><text:span text:style-name="T1">[</text:span><text:span text:style-name="T1">结束跑步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7" draw:layer="layout" svg:width="3.048cm" svg:height="1.27cm" svg:x="11.16cm" svg:y="10.398cm">
          <text:p text:style-name="P5"><text:span text:style-name="T1">点击【装备】，进入</text:span><text:span text:style-name="T1">[</text:span><text:span text:style-name="T1">装备选择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7" draw:layer="layout" svg:width="3.048cm" svg:height="1.27cm" svg:x="11.16cm" svg:y="12.049cm">
          <text:p text:style-name="P5"><text:span text:style-name="T1">用户选择装备和消耗品，显示总体装备穿戴效果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7" draw:layer="layout" svg:width="3.048cm" svg:height="1.27cm" svg:x="11.033cm" svg:y="23.479cm">
          <text:p text:style-name="P5"><text:span text:style-name="T1">用户可以点击【分享】，进入</text:span><text:span text:style-name="T1">[</text:span><text:span text:style-name="T1">分享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draw:layer="layout" svg:width="0.762cm" svg:height="21.209cm" svg:x="2.016cm" svg:y="2.143cm">
          <text:p text:style-name="P9"><text:span text:style-name="T2">业务流程方向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7" draw:layer="layout" svg:width="3.048cm" svg:height="1.27cm" svg:x="11.16cm" svg:y="8.239cm">
          <text:p text:style-name="P5"><text:span text:style-name="T3">点击【确定】，</text:span><text:span text:style-name="T1">提示用户完成目</text:span><text:span text:style-name="T1">标获得的奖励，</text:span><text:span text:style-name="T1">返回</text:span><text:span text:style-name="T1">[</text:span><text:span text:style-name="T1">开始跑步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7" draw:layer="layout" svg:width="3.048cm" svg:height="1.27cm" svg:x="11.16cm" svg:y="13.827cm">
          <text:p text:style-name="P5"><text:span text:style-name="T1">点击【确定】，返回</text:span><text:span text:style-name="T1">[</text:span><text:span text:style-name="T1">开始跑</text:span><text:span text:style-name="T1">步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3" draw:style-name="dp1" draw:master-page-name="Default">
        <draw:custom-shape draw:style-name="gr12" draw:text-style-name="P5" draw:layer="layout" svg:width="5.207cm" svg:height="8.255cm" svg:x="2.016cm" svg:y="2.27cm">
          <text:p text:style-name="P5"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397cm" svg:height="0.635cm" svg:x="3.921cm" svg:y="7.731cm">
          <text:p text:style-name="P5"><text:span text:style-name="T4">开始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397cm" svg:height="0.635cm" svg:x="5.064cm" svg:y="9.001cm">
          <text:p text:style-name="P5"><text:span text:style-name="T4">装备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397cm" svg:height="0.635cm" svg:x="2.651cm" svg:y="9.001cm">
          <text:p text:style-name="P11"><text:span text:style-name="T4">目标</text:span></text:p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4.191cm" svg:height="0.725cm" svg:x="2.524cm" svg:y="2.524cm">
          <draw:text-box>
            <text:p text:style-name="P12"><text:span text:style-name="T5">[</text:span><text:span text:style-name="T5">开</text:span><text:span text:style-name="T5">始跑</text:span><text:span text:style-name="T5">步</text:span><text:span text:style-name="T5">]</text:span></text:p>
          </draw:text-box>
        </draw:frame>
        <draw:custom-shape draw:style-name="gr12" draw:text-style-name="P5" draw:layer="layout" svg:width="5.207cm" svg:height="8.255cm" svg:x="8.366cm" svg:y="2.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397cm" svg:height="0.635cm" svg:x="10.144cm" svg:y="5.318cm">
          <text:p text:style-name="P5"><text:span text:style-name="T4">时间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397cm" svg:height="0.635cm" svg:x="10.144cm" svg:y="9.382cm">
          <text:p text:style-name="P5"><text:span text:style-name="T4">确定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397cm" svg:height="0.635cm" svg:x="10.144cm" svg:y="6.588cm">
          <text:p text:style-name="P11"><text:span text:style-name="T4">距离</text:span></text:p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4.191cm" svg:height="0.725cm" svg:x="8.874cm" svg:y="2.524cm">
          <draw:text-box>
            <text:p text:style-name="P12"><text:span text:style-name="T5">[</text:span><text:span text:style-name="T5">目标</text:span><text:span text:style-name="T5">]</text:span></text:p>
          </draw:text-box>
        </draw:frame>
        <draw:custom-shape draw:style-name="gr12" draw:text-style-name="P5" draw:layer="layout" svg:width="5.207cm" svg:height="8.255cm" svg:x="14.716cm" svg:y="2.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397cm" svg:height="0.635cm" svg:x="15.732cm" svg:y="9.382cm">
          <text:p text:style-name="P5"><text:span text:style-name="T4">自动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397cm" svg:height="0.635cm" svg:x="15.351cm" svg:y="4.81cm">
          <text:p text:style-name="P5"><text:span text:style-name="T4">小腿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397cm" svg:height="0.635cm" svg:x="15.316cm" svg:y="3.899cm">
          <text:p text:style-name="P11"><text:span text:style-name="T4">鞋子</text:span></text:p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4.191cm" svg:height="0.725cm" svg:x="15.224cm" svg:y="2.524cm">
          <draw:text-box>
            <text:p text:style-name="P12"><text:span text:style-name="T5">[</text:span><text:span text:style-name="T5">装备</text:span><text:span text:style-name="T5">]</text:span></text:p>
          </draw:text-box>
        </draw:frame>
        <draw:custom-shape draw:style-name="gr13" draw:text-style-name="P11" draw:layer="layout" svg:width="1.397cm" svg:height="0.635cm" svg:x="15.351cm" svg:y="5.699cm">
          <text:p text:style-name="P5"><text:span text:style-name="T4">大腿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397cm" svg:height="0.635cm" svg:x="15.351cm" svg:y="6.588cm">
          <text:p text:style-name="P5"><text:span text:style-name="T4">上衣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397cm" svg:height="0.635cm" svg:x="15.351cm" svg:y="7.477cm">
          <text:p text:style-name="P5"><text:span text:style-name="T4">外套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397cm" svg:height="0.635cm" svg:x="15.351cm" svg:y="8.366cm">
          <text:p text:style-name="P5"><text:span text:style-name="T4">眼镜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397cm" svg:height="0.635cm" svg:x="17.51cm" svg:y="3.921cm">
          <text:p text:style-name="P11"><text:span text:style-name="T4">帽子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397cm" svg:height="0.635cm" svg:x="17.51cm" svg:y="4.81cm">
          <text:p text:style-name="P11"><text:span text:style-name="T4">腰带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397cm" svg:height="0.635cm" svg:x="17.637cm" svg:y="9.382cm">
          <text:p text:style-name="P5"><text:span text:style-name="T4">确定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5.207cm" svg:height="8.255cm" svg:x="2.016cm" svg:y="11.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397cm" svg:height="0.635cm" svg:x="3.794cm" svg:y="18.145cm">
          <text:p text:style-name="P5"><text:span text:style-name="T4">结束</text:span></text:p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4.191cm" svg:height="0.725cm" svg:x="2.524cm" svg:y="11.414cm">
          <draw:text-box>
            <text:p text:style-name="P12"><text:span text:style-name="T5">[</text:span><text:span text:style-name="T5">正在跑步</text:span><text:span text:style-name="T5">]</text:span></text:p>
          </draw:text-box>
        </draw:frame>
        <draw:custom-shape draw:style-name="gr12" draw:text-style-name="P5" draw:layer="layout" svg:width="5.207cm" svg:height="8.255cm" svg:x="2.016cm" svg:y="20.05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4.191cm" svg:height="0.674cm" svg:x="2.524cm" svg:y="20.304cm">
          <draw:text-box>
            <text:p text:style-name="P12"><text:span text:style-name="T5">结束跑步</text:span></text:p>
          </draw:text-box>
        </draw:frame>
        <draw:custom-shape draw:style-name="gr15" draw:text-style-name="P11" draw:layer="layout" svg:width="4.191cm" svg:height="2.159cm" svg:x="2.524cm" svg:y="12.557cm">
          <text:p text:style-name="P11"><text:span text:style-name="T4">地图和轨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3.937cm" svg:height="2.514cm" svg:x="2.651cm" svg:y="15.123cm">
          <text:p text:style-name="P5"><text:span text:style-name="T4">距离、时间、步数、</text:span></text:p>
          <text:p text:style-name="P5"><text:span text:style-name="T4">平均步长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397cm" svg:height="0.635cm" svg:x="5.064cm" svg:y="6.588cm">
          <text:p text:style-name="P5"><text:span text:style-name="T4">室内</text:span><text:span text:style-name="T4">跑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397cm" svg:height="0.635cm" svg:x="2.651cm" svg:y="6.588cm">
          <text:p text:style-name="P11"><text:span text:style-name="T4">室外</text:span><text:span text:style-name="T4">跑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5.207cm" svg:height="8.255cm" svg:x="21.107cm" svg:y="2.3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397cm" svg:height="0.635cm" svg:x="22.123cm" svg:y="9.428cm">
          <text:p text:style-name="P5"><text:span text:style-name="T4">自动</text:span></text:p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4.191cm" svg:height="0.725cm" svg:x="21.615cm" svg:y="2.57cm">
          <draw:text-box>
            <text:p text:style-name="P12"><text:span text:style-name="T5">[</text:span><text:span text:style-name="T5">鞋子</text:span><text:span text:style-name="T5">]</text:span></text:p>
          </draw:text-box>
        </draw:frame>
        <draw:custom-shape draw:style-name="gr13" draw:text-style-name="P11" draw:layer="layout" svg:width="1.397cm" svg:height="0.635cm" svg:x="24.028cm" svg:y="9.428cm">
          <text:p text:style-name="P5"><text:span text:style-name="T4">确定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81cm" svg:height="0.635cm" svg:x="21.869cm" svg:y="3.586cm">
          <text:p text:style-name="P11"><text:span text:style-name="T4">过滤</text:span><text:span text:style-name="T4">条件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81cm" svg:height="3.81cm" svg:x="21.869cm" svg:y="4.856cm">
          <text:p text:style-name="P11"><text:span text:style-name="T4">装备列表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4.064cm" svg:height="1.016cm" svg:x="2.524cm" svg:y="24.749cm">
          <text:p text:style-name="P5"><text:span text:style-name="T4">获得的</text:span><text:span text:style-name="T4">token</text:span><text:span text:style-name="T4">数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4.064cm" svg:height="1.016cm" svg:x="2.524cm" svg:y="26.004cm">
          <text:p text:style-name="P5"><text:span text:style-name="T4">掉落的装备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064cm" svg:height="1.143cm" svg:x="2.524cm" svg:y="23.479cm">
          <text:p text:style-name="P5"><text:span text:style-name="T4">跑步距离、时间、步数、步长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4.191cm" svg:height="2.159cm" svg:x="2.524cm" svg:y="21.193cm">
          <text:p text:style-name="P11"><text:span text:style-name="T4">地图和轨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1.397cm" svg:height="0.635cm" svg:x="2.524cm" svg:y="27.416cm">
          <text:p text:style-name="P5"><text:span text:style-name="T4">分享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5.207cm" svg:height="8.255cm" svg:x="8.239cm" svg:y="20.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397cm" svg:height="0.635cm" svg:x="9.255cm" svg:y="27.162cm">
          <text:p text:style-name="P5"><text:span text:style-name="T4">穿上</text:span></text:p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4.191cm" svg:height="0.725cm" svg:x="8.747cm" svg:y="20.304cm">
          <draw:text-box>
            <text:p text:style-name="P12"><text:span text:style-name="T5">[</text:span><text:span text:style-name="T5">装备详情</text:span><text:span text:style-name="T5">]</text:span></text:p>
          </draw:text-box>
        </draw:frame>
        <draw:custom-shape draw:style-name="gr21" draw:text-style-name="P16" draw:layer="layout" svg:width="3.429cm" svg:height="5.461cm" svg:x="9.128cm" svg:y="21.193cm">
          <text:p text:style-name="P15"><text:span text:style-name="T4"/></text:p>
          <text:p text:style-name="P15"><text:span text:style-name="T4"/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2.667cm" svg:height="1.524cm" svg:x="9.509cm" svg:y="21.574cm">
          <text:p text:style-name="P5"><text:span text:style-name="T4">装备图片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2.921cm" svg:height="2.54cm" svg:x="9.382cm" svg:y="23.606cm">
          <text:p text:style-name="P15"><text:span text:style-name="T4">种类：鞋子</text:span></text:p>
          <text:p text:style-name="P15"><text:span text:style-name="T4">等级：精良</text:span></text:p>
          <text:p text:style-name="P15"><text:span text:style-name="T4">效率：</text:span><text:span text:style-name="T4">3%</text:span></text:p>
          <text:p text:style-name="P15"><text:span text:style-name="T4">暴击：</text:span><text:span text:style-name="T4">0.6%</text:span></text:p>
          <text:p text:style-name="P15"><text:span text:style-name="T4">特殊：每周第一次跑步</text:span><text:span text:style-name="T4">+100%</text:span><text:span text:style-name="T4">暴击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397cm" svg:height="0.635cm" svg:x="11.16cm" svg:y="27.162cm">
          <text:p text:style-name="P5"><text:span text:style-name="T4">确定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24" draw:text-style-name="P18" draw:layer="layout" svg:width="17.78cm" svg:height="31.826cm" svg:x="1.762cm" svg:y="1.635cm">
          <draw:text-box>
            <text:p text:style-name="P17"><text:span text:style-name="T6">目标选</text:span><text:span text:style-name="T6">择页</text:span><text:span text:style-name="T6">面：</text:span></text:p>
            <text:p><text:span text:style-name="T7">1</text:span><text:span text:style-name="T7">、</text:span><text:span text:style-name="T7">tim</text:span><text:span text:style-name="T7">e</text:span><text:span text:style-name="T7">可选</text:span><text:span text:style-name="T7">范围</text:span><text:span text:style-name="T7">为：</text:span><text:span text:style-name="T7">1min ~ </text:span><text:span text:style-name="T7">10hour</text:span><text:span text:style-name="T7">，默认</text:span><text:span text:style-name="T7">落在上</text:span><text:span text:style-name="T7">次选择</text:span><text:span text:style-name="T7">的时</text:span><text:span text:style-name="T7">间；</text:span></text:p>
            <text:p><text:span text:style-name="T7">2</text:span><text:span text:style-name="T7">、距</text:span><text:span text:style-name="T7">离可选</text:span><text:span text:style-name="T7">范围：</text:span><text:span text:style-name="T7">1 km ~ </text:span><text:span text:style-name="T7">200 </text:span><text:span text:style-name="T7">km</text:span><text:span text:style-name="T7">，默</text:span><text:span text:style-name="T7">认落在</text:span><text:span text:style-name="T7">上次选</text:span><text:span text:style-name="T7">择的距</text:span><text:span text:style-name="T7">离；</text:span></text:p>
            <text:p><text:span text:style-name="T7">3</text:span><text:span text:style-name="T7">、</text:span><text:span text:style-name="T7">Def</text:span><text:span text:style-name="T7">ault </text:span><text:span text:style-name="T7">option</text:span><text:span text:style-name="T7">包含：</text:span><text:span text:style-name="T7">3 km, 5 </text:span><text:span text:style-name="T7">km, 8 </text:span><text:span text:style-name="T7">km, 10 </text:span><text:span text:style-name="T7">km, 15 </text:span><text:span text:style-name="T7">km, 20 </text:span><text:span text:style-name="T7">km, 25 </text:span><text:span text:style-name="T7">km, 30 </text:span><text:span text:style-name="T7">km, 35 </text:span><text:span text:style-name="T7">km</text:span><text:span text:style-name="T7">，半</text:span><text:span text:style-name="T7">程马拉</text:span><text:span text:style-name="T7">松，全</text:span><text:span text:style-name="T7">程马拉</text:span><text:span text:style-name="T7">松。</text:span></text:p>
            <text:p><text:span text:style-name="T7">4</text:span><text:span text:style-name="T7">、点</text:span><text:span text:style-name="T7">击目标</text:span><text:span text:style-name="T7">确定按</text:span><text:span text:style-name="T7">钮后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跑步结</text:span><text:span text:style-name="T6">束页</text:span><text:span text:style-name="T6">面：</text:span></text:p>
            <text:p><text:span text:style-name="T7">1</text:span><text:span text:style-name="T7">、如</text:span><text:span text:style-name="T7">果用户</text:span><text:span text:style-name="T7">设定目</text:span><text:span text:style-name="T7">标，显</text:span><text:span text:style-name="T7">示目标</text:span><text:span text:style-name="T7">是否完</text:span><text:span text:style-name="T7">成；</text:span><text:span text:style-name="T7">（自定</text:span><text:span text:style-name="T7">义提示</text:span><text:span text:style-name="T7">音播</text:span><text:span text:style-name="T7">报）</text:span></text:p>
            <text:p><text:span text:style-name="T7">2</text:span><text:span text:style-name="T7">、如</text:span><text:span text:style-name="T7">果获得</text:span><text:span text:style-name="T7">暴击，</text:span><text:span text:style-name="T7">显示特</text:span><text:span text:style-name="T7">效；</text:span></text:p>
            <text:p><text:span text:style-name="T7">3</text:span><text:span text:style-name="T7">、显</text:span><text:span text:style-name="T7">示跑步</text:span><text:span text:style-name="T7">距离、</text:span><text:span text:style-name="T7">时间、</text:span><text:span text:style-name="T7">步数；</text:span></text:p>
            <text:p><text:span text:style-name="T7">4</text:span><text:span text:style-name="T7">、显</text:span><text:span text:style-name="T7">示获得</text:span><text:span text:style-name="T7">的</text:span><text:span text:style-name="T7">token</text:span><text:span text:style-name="T7">数量、</text:span><text:span text:style-name="T7">装备；</text:span></text:p>
            <text:p><text:span text:style-name="T7">5</text:span><text:span text:style-name="T7">、显</text:span><text:span text:style-name="T7">示地图</text:span><text:span text:style-name="T7">GPS</text:span><text:span text:style-name="T7">轨</text:span><text:span text:style-name="T7">迹；</text:span></text:p>
            <text:p><text:span text:style-name="T7">6</text:span><text:span text:style-name="T7">、分</text:span><text:span text:style-name="T7">享按钮</text:span><text:span text:style-name="T7">可以分</text:span><text:span text:style-name="T7">享至</text:span><text:span text:style-name="T7">APP</text:span><text:span text:style-name="T7">内</text:span><text:span text:style-name="T7">Postbo</text:span><text:span text:style-name="T7">ard</text:span><text:span text:style-name="T7">，</text:span><text:span text:style-name="T7">微信朋</text:span><text:span text:style-name="T7">友圈，</text:span><text:span text:style-name="T7">微信好</text:span><text:span text:style-name="T7">友；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6">装备选</text:span><text:span text:style-name="T6">择页</text:span><text:span text:style-name="T6">面：</text:span></text:p>
            <text:p><text:span text:style-name="T7">1</text:span><text:span text:style-name="T7">、可</text:span><text:span text:style-name="T7">一键选</text:span><text:span text:style-name="T7">择最佳</text:span><text:span text:style-name="T7">装备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</draw:page>
      <draw:page draw:name="page5" draw:style-name="dp1" draw:master-page-name="Default">
        <draw:frame draw:style-name="gr25" draw:text-style-name="P2" draw:layer="layout" svg:width="18.542cm" svg:height="27.446cm" svg:x="1.254cm" svg:y="1.254cm">
          <draw:text-box>
            <text:p text:style-name="P17"><text:span text:style-name="T6">跑步结</text:span><text:span text:style-name="T6">束时</text:span><text:span text:style-name="T6">token</text:span><text:span text:style-name="T6">的获取</text:span><text:span text:style-name="T6">算法：</text:span></text:p>
            <text:p text:style-name="P17"><text:span text:style-name="T7">1</text:span><text:span text:style-name="T7">、如</text:span><text:span text:style-name="T7">果用户</text:span><text:span text:style-name="T7">设定目</text:span><text:span text:style-name="T7">标，显</text:span><text:span text:style-name="T7">示目标</text:span><text:span text:style-name="T7">是否完</text:span><text:span text:style-name="T7">成；</text:span><text:span text:style-name="T7">（自定</text:span><text:span text:style-name="T7">义提示</text:span><text:span text:style-name="T7">音播</text:span><text:span text:style-name="T7">报）</text:span></text:p>
            <text:p text:style-name="P17"><text:span text:style-name="T7">2</text:span><text:span text:style-name="T7">、如</text:span><text:span text:style-name="T7">果获得</text:span><text:span text:style-name="T7">暴击，</text:span><text:span text:style-name="T7">显示特</text:span><text:span text:style-name="T7">效；</text:span></text:p>
            <text:p text:style-name="P17"><text:span text:style-name="T7">3</text:span><text:span text:style-name="T7">、显</text:span><text:span text:style-name="T7">示跑步</text:span><text:span text:style-name="T7">距离、</text:span><text:span text:style-name="T7">时间、</text:span><text:span text:style-name="T7">步数；</text:span></text:p>
            <text:p text:style-name="P17"><text:span text:style-name="T7">4</text:span><text:span text:style-name="T7">、显</text:span><text:span text:style-name="T7">示获得</text:span><text:span text:style-name="T7">的</text:span><text:span text:style-name="T7">token</text:span><text:span text:style-name="T7">数量、</text:span><text:span text:style-name="T7">装备；</text:span></text:p>
            <text:p text:style-name="P17"><text:span text:style-name="T7">5</text:span><text:span text:style-name="T7">、显</text:span><text:span text:style-name="T7">示地图</text:span><text:span text:style-name="T7">GPS</text:span><text:span text:style-name="T7">轨</text:span><text:span text:style-name="T7">迹；</text:span></text:p>
            <text:p><text:span text:style-name="T7">6</text:span><text:span text:style-name="T7">、分</text:span><text:span text:style-name="T7">享按钮</text:span><text:span text:style-name="T7">可以分</text:span><text:span text:style-name="T7">享至</text:span><text:span text:style-name="T7">APP</text:span><text:span text:style-name="T7">内</text:span><text:span text:style-name="T7">Postbo</text:span><text:span text:style-name="T7">ard</text:span><text:span text:style-name="T7">，</text:span><text:span text:style-name="T7">微信朋</text:span><text:span text:style-name="T7">友圈，</text:span><text:span text:style-name="T7">微信好</text:span><text:span text:style-name="T7">友</text:span></text:p>
            <text:p><text:span text:style-name="T7"/></text:p>
            <text:p><text:span text:style-name="T7"/></text:p>
            <text:p text:style-name="P17"><text:span text:style-name="T6"/></text:p>
            <text:p text:style-name="P17"><text:span text:style-name="T6">跑步结</text:span><text:span text:style-name="T6">束时装</text:span><text:span text:style-name="T6">备的掉</text:span><text:span text:style-name="T6">落算</text:span><text:span text:style-name="T6">法：</text:span></text:p>
            <text:p text:style-name="P17"><text:span text:style-name="T7">1</text:span><text:span text:style-name="T7">、如</text:span><text:span text:style-name="T7">果用户</text:span><text:span text:style-name="T7">设定目</text:span><text:span text:style-name="T7">标，显</text:span><text:span text:style-name="T7">示目标</text:span><text:span text:style-name="T7">是否完</text:span><text:span text:style-name="T7">成；</text:span><text:span text:style-name="T7">（自定</text:span><text:span text:style-name="T7">义提示</text:span><text:span text:style-name="T7">音播</text:span><text:span text:style-name="T7">报）</text:span></text:p>
            <text:p text:style-name="P17"><text:span text:style-name="T7">2</text:span><text:span text:style-name="T7">、如</text:span><text:span text:style-name="T7">果获得</text:span><text:span text:style-name="T7">暴击，</text:span><text:span text:style-name="T7">显示特</text:span><text:span text:style-name="T7">效；</text:span></text:p>
            <text:p text:style-name="P17"><text:span text:style-name="T7">3</text:span><text:span text:style-name="T7">、显</text:span><text:span text:style-name="T7">示跑步</text:span><text:span text:style-name="T7">距离、</text:span><text:span text:style-name="T7">时间、</text:span><text:span text:style-name="T7">步数；</text:span></text:p>
            <text:p text:style-name="P17"><text:span text:style-name="T7">4</text:span><text:span text:style-name="T7">、显</text:span><text:span text:style-name="T7">示获得</text:span><text:span text:style-name="T7">的</text:span><text:span text:style-name="T7">token</text:span><text:span text:style-name="T7">数量、</text:span><text:span text:style-name="T7">装备；</text:span></text:p>
            <text:p text:style-name="P17"><text:span text:style-name="T7">5</text:span><text:span text:style-name="T7">、显</text:span><text:span text:style-name="T7">示地图</text:span><text:span text:style-name="T7">GPS</text:span><text:span text:style-name="T7">轨</text:span><text:span text:style-name="T7">迹；</text:span></text:p>
            <text:p><text:span text:style-name="T7">6</text:span><text:span text:style-name="T7">、分</text:span><text:span text:style-name="T7">享按钮</text:span><text:span text:style-name="T7">可以分</text:span><text:span text:style-name="T7">享至</text:span><text:span text:style-name="T7">APP</text:span><text:span text:style-name="T7">内</text:span><text:span text:style-name="T7">Postbo</text:span><text:span text:style-name="T7">ard</text:span><text:span text:style-name="T7">，</text:span><text:span text:style-name="T7">微信朋</text:span><text:span text:style-name="T7">友圈，</text:span><text:span text:style-name="T7">微信好</text:span><text:span text:style-name="T7">友</text:span></text:p>
            <text:p><text:span text:style-name="T7"/></text:p>
            <text:p><text:span text:style-name="T7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8T15:09:54.937649218</meta:creation-date>
    <dc:date>2019-03-19T10:44:41.554152391</dc:date>
    <meta:editing-duration>PT16H2M54S</meta:editing-duration>
    <meta:editing-cycles>8</meta:editing-cycles>
    <meta:generator>LibreOffice/6.0.7.3$Linux_X86_64 LibreOffice_project/00m0$Build-3</meta:generator>
    <meta:document-statistic meta:object-count="76"/>
  </office:meta>
</office:document-meta>
</file>